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6c6" officeooo:paragraph-rsid="001fe6c6"/>
    </style:style>
    <style:style style:name="P2" style:family="paragraph" style:parent-style-name="Standard">
      <style:text-properties officeooo:rsid="002006ac" officeooo:paragraph-rsid="00200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EGUNTAS SOBRE REDES.</text:p>
      <text:p text:style-name="P1"/>
      <text:p text:style-name="P1">1.- Qué es un cortafuegos (firewall)</text:p>
      <text:p text:style-name="P1"/>
      <text:p text:style-name="P1">2.- <text:s/>Qué es un router</text:p>
      <text:p text:style-name="P1"/>
      <text:p text:style-name="P1">3.- <text:s/>Definición de red convergente.</text:p>
      <text:p text:style-name="P1"/>
      <text:p text:style-name="P1">4.- Diferencia entre un hub (concentrador) y un switch (conmutador)</text:p>
      <text:p text:style-name="P1"/>
      <text:p text:style-name="P1">5.- <text:s/>Definición de LAN, WAN e Internet.</text:p>
      <text:p text:style-name="P1"/>
      <text:p text:style-name="P1">6.- <text:s/>Qué es un protocolo.</text:p>
      <text:p text:style-name="P1"/>
      <text:p text:style-name="P1">7.- Qué es un estándar</text:p>
      <text:p text:style-name="P1"/>
      <text:p text:style-name="P1">8.- Dibuja un esquema con las capas del Modelo TCP/IP</text:p>
      <text:p text:style-name="P1"/>
      <text:p text:style-name="P1">9.- Capa de Aplicacion del modelo TCP/IP</text:p>
      <text:p text:style-name="P1"><text:tab/>. De qué se encarga la capa de Aplicación</text:p>
      <text:p text:style-name="P1"><text:tab/>. Qué es un servidor DNS</text:p>
      <text:p text:style-name="P1"><text:tab/>. Qué es un servidor Telnet</text:p>
      <text:p text:style-name="P1"><text:tab/>. Qué es un servidor E-mail</text:p>
      <text:p text:style-name="P1"><text:tab/>. Qué es un servidor DHCP</text:p>
      <text:p text:style-name="P1"><text:tab/>. Qué es un servidor web</text:p>
      <text:p text:style-name="P1"><text:tab/>. Qué es un servidor FTP</text:p>
      <text:p text:style-name="P1"/>
      <text:p text:style-name="P2">10.- Cuál es el propósito de la capa de transporte.</text:p>
      <text:p text:style-name="P2"/>
      <text:p text:style-name="P1"/>
      <text:p text:style-name="P1"><text:tab/>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20:23.901895483</meta:creation-date>
    <meta:generator>LibreOffice/5.1.6.2$Linux_X86_64 LibreOffice_project/10m0$Build-2</meta:generator>
    <dc:date>2019-05-20T09:40:24.918205212</dc:date>
    <meta:editing-duration>PT17M32S</meta:editing-duration>
    <meta:editing-cycles>2</meta:editing-cycles>
    <meta:document-statistic meta:table-count="0" meta:image-count="0" meta:object-count="0" meta:page-count="1" meta:paragraph-count="20" meta:word-count="118" meta:character-count="612" meta:non-whitespace-character-count="499"/>
  </office:meta>
</office:document-meta>
</file>